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4c136" officeooo:paragraph-rsid="0004c136"/>
    </style:style>
    <style:style style:name="P2" style:family="paragraph" style:parent-style-name="Text_20_body">
      <style:text-properties officeooo:rsid="0004c136" officeooo:paragraph-rsid="00058191"/>
    </style:style>
    <style:style style:name="P3" style:family="paragraph" style:parent-style-name="Text_20_body">
      <style:text-properties officeooo:rsid="00058191" officeooo:paragraph-rsid="00058191"/>
    </style:style>
    <style:style style:name="P4" style:family="paragraph" style:parent-style-name="Text_20_body">
      <style:text-properties officeooo:rsid="00058191" officeooo:paragraph-rsid="0007c12a"/>
    </style:style>
    <style:style style:name="P5" style:family="paragraph" style:parent-style-name="Text_20_body">
      <style:text-properties officeooo:rsid="0007c12a" officeooo:paragraph-rsid="0007c12a"/>
    </style:style>
    <style:style style:name="P6" style:family="paragraph" style:parent-style-name="Text_20_body">
      <style:text-properties officeooo:rsid="0008d999" officeooo:paragraph-rsid="0008d999"/>
    </style:style>
    <style:style style:name="P7" style:family="paragraph" style:parent-style-name="Text_20_body">
      <style:text-properties fo:font-style="normal" officeooo:rsid="0008f038" officeooo:paragraph-rsid="0008f038" style:font-style-asian="normal" style:font-style-complex="normal"/>
    </style:style>
    <style:style style:name="P8" style:family="paragraph" style:parent-style-name="Text_20_body">
      <style:text-properties officeooo:rsid="0009e866" officeooo:paragraph-rsid="0009e866"/>
    </style:style>
    <style:style style:name="P9" style:family="paragraph" style:parent-style-name="Text_20_body">
      <style:text-properties officeooo:paragraph-rsid="00118f2f"/>
    </style:style>
    <style:style style:name="P10" style:family="paragraph" style:parent-style-name="Text_20_body">
      <style:text-properties officeooo:paragraph-rsid="00122c6e"/>
    </style:style>
    <style:style style:name="P11" style:family="paragraph" style:parent-style-name="Text_20_body">
      <style:text-properties officeooo:rsid="0014398b" officeooo:paragraph-rsid="0014398b"/>
    </style:style>
    <style:style style:name="P12" style:family="paragraph" style:parent-style-name="Text_20_body">
      <style:text-properties officeooo:paragraph-rsid="0014398b"/>
    </style:style>
    <style:style style:name="P13" style:family="paragraph" style:parent-style-name="Text_20_body">
      <style:text-properties officeooo:rsid="00058191" officeooo:paragraph-rsid="0007c12a"/>
    </style:style>
    <style:style style:name="P14" style:family="paragraph" style:parent-style-name="Text_20_body">
      <style:text-properties fo:font-style="normal" officeooo:rsid="0009e866" style:font-style-asian="normal" style:font-style-complex="normal"/>
    </style:style>
    <style:style style:name="P15" style:family="paragraph" style:parent-style-name="Text_20_body">
      <style:text-properties fo:font-style="normal" officeooo:rsid="000c2290" officeooo:paragraph-rsid="00122c6e" style:font-style-asian="normal" style:font-style-complex="normal"/>
    </style:style>
    <style:style style:name="P16" style:family="paragraph" style:parent-style-name="Text_20_body">
      <style:text-properties fo:font-style="normal" officeooo:rsid="000c2290" officeooo:paragraph-rsid="0014398b" style:font-style-asian="normal" style:font-style-complex="normal"/>
    </style:style>
    <style:style style:name="P17" style:family="paragraph" style:parent-style-name="Text_20_body">
      <style:text-properties fo:font-style="normal" officeooo:rsid="0014398b" officeooo:paragraph-rsid="0014398b" style:font-style-asian="normal" style:font-style-complex="normal"/>
    </style:style>
    <style:style style:name="T1" style:family="text">
      <style:text-properties officeooo:rsid="00033b32"/>
    </style:style>
    <style:style style:name="T2" style:family="text">
      <style:text-properties officeooo:rsid="00058191"/>
    </style:style>
    <style:style style:name="T3" style:family="text">
      <style:text-properties officeooo:rsid="000756e3"/>
    </style:style>
    <style:style style:name="T4" style:family="text">
      <style:text-properties officeooo:rsid="0007c12a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7c12a" style:font-style-asian="italic" style:font-style-complex="italic"/>
    </style:style>
    <style:style style:name="T8" style:family="text">
      <style:text-properties fo:font-style="italic" officeooo:rsid="00058191" style:font-style-asian="italic" style:font-style-complex="italic"/>
    </style:style>
    <style:style style:name="T9" style:family="text">
      <style:text-properties fo:font-style="italic" officeooo:rsid="0009e866" style:font-style-asian="italic" style:font-style-complex="italic"/>
    </style:style>
    <style:style style:name="T10" style:family="text">
      <style:text-properties fo:font-style="italic" officeooo:rsid="000c2290" style:font-style-asian="italic" style:font-style-complex="italic"/>
    </style:style>
    <style:style style:name="T11" style:family="text">
      <style:text-properties fo:font-style="italic" officeooo:rsid="000c2290" style:font-style-asian="normal" style:font-style-complex="normal"/>
    </style:style>
    <style:style style:name="T12" style:family="text">
      <style:text-properties officeooo:rsid="0008f038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9e866" style:font-style-asian="normal" style:font-style-complex="normal"/>
    </style:style>
    <style:style style:name="T15" style:family="text">
      <style:text-properties fo:font-style="normal" officeooo:rsid="000a3724" style:font-style-asian="normal" style:font-style-complex="normal"/>
    </style:style>
    <style:style style:name="T16" style:family="text">
      <style:text-properties fo:font-style="normal" officeooo:rsid="000c2290" style:font-style-asian="normal" style:font-style-complex="normal"/>
    </style:style>
    <style:style style:name="T17" style:family="text">
      <style:text-properties fo:font-style="normal" officeooo:rsid="000dae37" style:font-style-asian="normal" style:font-style-complex="normal"/>
    </style:style>
    <style:style style:name="T18" style:family="text">
      <style:text-properties fo:font-style="normal" officeooo:rsid="00105962" style:font-style-asian="normal" style:font-style-complex="normal"/>
    </style:style>
    <style:style style:name="T19" style:family="text">
      <style:text-properties fo:font-style="normal" officeooo:rsid="0013d91d" style:font-style-asian="normal" style:font-style-complex="normal"/>
    </style:style>
    <style:style style:name="T20" style:family="text">
      <style:text-properties officeooo:rsid="0009163d"/>
    </style:style>
    <style:style style:name="T21" style:family="text">
      <style:text-properties style:text-position="33% 80%"/>
    </style:style>
    <style:style style:name="T22" style:family="text">
      <style:text-properties officeooo:rsid="0009e866"/>
    </style:style>
    <style:style style:name="T23" style:family="text">
      <style:text-properties officeooo:rsid="0014398b"/>
    </style:style>
    <style:style style:name="T24" style:family="text">
      <style:text-properties officeooo:rsid="00158e84"/>
    </style:style>
    <style:style style:name="T25" style:family="text">
      <style:text-properties officeooo:rsid="0017d2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yrans</text:span>...</text:p>
      <text:p text:style-name="Standard"/>
      <text:h text:style-name="Heading_20_3" text:outline-level="3">La révolution clisthénienne </text:h>
      <text:p text:style-name="P2"><text:a xlink:type="simple" xlink:href="https://wikimonde.com/article/Clisthène_(Athènes)" text:style-name="Internet_20_link" text:visited-style-name="Visited_20_Internet_20_Link">Clisthène</text:a> : </text:p>
      <text:p text:style-name="P2"><text:tab/>un météore de la politique (seules sources lors des réformes, pas avant ni après)</text:p>
      <text:p text:style-name="P1"/>
      <text:p text:style-name="P1"><text:tab/>une famille : les Alcméonides (nobles)</text:p>
      <text:p text:style-name="P1"/>
      <text:p text:style-name="P1"><text:tab/>à l'origine d'une réforme inconstitutionnelle majeure : bases normatives de la démocratie</text:p>
      <text:p text:style-name="P1"/>
      <text:h text:style-name="Heading_20_4" text:outline-level="4">Athènes à la chute de la tyrannie</text:h>
      <text:p text:style-name="Text_20_body"><text:tab/><text:span text:style-name="T2">511/0:Exil d'Hippias. Retour de l'aristocratie?</text:span></text:p>
      <text:h text:style-name="Heading_20_5" text:outline-level="5"><text:tab/><text:span text:style-name="T2">Une citée aristocratique</text:span></text:h>
      <text:p text:style-name="Text_20_body"><text:tab/><text:span text:style-name="T2">Les cadres politiques :</text:span></text:p>
      <text:p text:style-name="Text_20_body"/>
      <text:p text:style-name="Text_20_body"><text:tab/><text:span text:style-name="T2">9 "</text:span><text:span text:style-name="T8">archontes</text:span><text:span text:style-name="T2">" (ceux qui commandent chacun pendant un an)</text:span></text:p>
      <text:p text:style-name="P3"><text:tab/><text:tab/>Archonte – Polémarque (guerre) – Roi (religion)</text:p>
      <text:p text:style-name="P3"><text:tab/><text:tab/>+6 Thesmothètes (thesmos : loi coutumière)</text:p>
      <text:p text:style-name="P3"><text:tab/><text:tab/><text:span text:style-name="T3">Aréopage("colline d'Arès") = assemblée qui gère citée / formé d'Archontes retraités</text:span></text:p>
      <text:p text:style-name="P3"/>
      <text:p text:style-name="P3"><text:tab/><text:span text:style-name="T4">Les classes censitaires (depuis solon) (qui dépends de fortjne et revenus)</text:span></text:p>
      <text:p text:style-name="P3"><text:tab/><text:tab/><text:span text:style-name="T4">-</text:span><text:span text:style-name="T7">pentacosiomédimnes </text:span><text:span text:style-name="T4">("500 mesures (de blé)")</text:span></text:p>
      <text:p text:style-name="P3"><text:tab/><text:tab/><text:span text:style-name="T4">-</text:span><text:span text:style-name="T7">hippeis</text:span><text:span text:style-name="T4"> (chevaliers")</text:span></text:p>
      <text:p text:style-name="P5"><text:tab/>ne peuvent pas participer à élection magistrats :</text:p>
      <text:p text:style-name="P3"><text:tab/><text:tab/><text:span text:style-name="T4">-</text:span><text:span text:style-name="T7">zeugites </text:span><text:span text:style-name="T4">("possesseur 'un joug")</text:span></text:p>
      <text:p text:style-name="P3"><text:tab/><text:tab/><text:span text:style-name="T4">-</text:span><text:span text:style-name="T7">thètes </text:span><text:span text:style-name="T4">("ceux qui sont au service de...")</text:span></text:p>
      <text:p text:style-name="P4"><text:tab/></text:p>
      <text:p text:style-name="P4"><text:tab/><text:span text:style-name="T4">Les cadres gentilices</text:span></text:p>
      <text:p text:style-name="P3"><text:tab/><text:tab/><text:span text:style-name="T4">les </text:span><text:span text:style-name="T7">genè</text:span><text:span text:style-name="T4"> (familles)</text:span></text:p>
      <text:p text:style-name="P3"><text:tab/><text:tab/><text:span text:style-name="T4">les </text:span><text:span text:style-name="T7">phratries</text:span></text:p>
      <text:p text:style-name="P3"><text:tab/><text:tab/><text:span text:style-name="T4">les </text:span><text:span text:style-name="T7">tribus </text:span><text:span text:style-name="T4">(4) (regroupement po et religieux artificiels)</text:span></text:p>
      <text:p text:style-name="P4"><text:tab/></text:p>
      <text:h text:style-name="Heading_20_5" text:outline-level="5"><text:tab/>Les conditions de la chute d'Hippias</text:h>
      <text:p text:style-name="Text_20_body"/>
      <text:p text:style-name="Text_20_body"><text:tab/><text:span text:style-name="T4">La doxa : une révolution populaire</text:span></text:p>
      <text:p text:style-name="Text_20_body"><text:tab/><text:span text:style-name="T4">La réalité : aristocrates exilés + intervention spartiate (ennemies des tyrans)</text:span></text:p>
      <text:p text:style-name="Text_20_body"><text:tab/><text:span text:style-name="T4">Exil auprès du Roi de Perse(fils de Xeres ?)</text:span></text:p>
      <text:p text:style-name="Text_20_body"/>
      <text:p text:style-name="P6">Clisthène est arrivé via coup d'etat (sortof)</text:p>
      <text:p text:style-name="P6"><text:tab/>retour des luttes entre aristocrates</text:p>
      <text:p text:style-name="P6"><text:tab/><text:tab/>Isagoras/Clisthène</text:p>
      <text:p text:style-name="P6"><text:tab/><text:tab/>Lutte de deux <text:span text:style-name="T6">genè</text:span></text:p>
      <text:p text:style-name="P7">Clisthène =</text:p>
      <text:p text:style-name="P7"><text:tab/>Alcméonid : <text:span text:style-name="T6">genos</text:span></text:p>
      <text:p text:style-name="P7"><text:tab/>Assassinat de Kylon (c. 630) &gt;&gt; sacrilège (brise serment ancetre qui avait épargné Kylon)</text:p>
      <text:p text:style-name="P7"><text:tab/>Toujours hostile aux tyrans ?</text:p>
      <text:p text:style-name="P8">(Isagoras demande au 2° roi spartes de chasser les Aclémonides</text:p>
      <text:p text:style-name="P8">Les spratiates finnissent par partir et Isagoras et ses alliés sont éxilés)</text:p>
      <text:p text:style-name="Text_20_body"/>
      <text:p text:style-name="Text_20_body"><text:soft-page-break/></text:p>
      <text:p text:style-name="Text_20_body"><text:tab/>Exilé sous la tyrannie d'Hippias, il prend en charge la reconstruction du sanctuaire de Delphes, détruit en -548 dans un incendie. Hérodote rapporte ainsi que c'est<text:span text:style-name="T20">comme ça qu'il eu la</text:span> Pythie <text:span text:style-name="T20">avec lui.</text:span></text:p>
      <text:p text:style-name="Text_20_body"><text:tab/>Le roi de Sparte Cléomène I<text:span text:style-name="T21">er</text:span>, en accord avec la demande des Alcméonides, (par ailleurs, Clisthène aurait pu participer à cette mise en exil) chassa le tyran Hippias, un des fils de Pisistrate qui avait pris le pouvoir et menait une tyrannie.</text:p>
      <text:p text:style-name="Text_20_body"><text:tab/>Clisthène fit, selon l'image d'Hérodote, « entrer le peuple - le <text:span text:style-name="T5">démos</text:span> - dans son <text:a xlink:type="simple" xlink:href="https://wikimonde.com/article/Hétairie" text:style-name="Internet_20_link" text:visited-style-name="Visited_20_Internet_20_Link">hétairie</text:a> » c'est-à-dire qu'il l'associa aux institutions et au gouvernemen<text:span text:style-name="T12">t.</text:span> </text:p>
      <text:p text:style-name="Text_20_body"/>
      <text:h text:style-name="Heading_20_5" text:outline-level="5"><text:tab/>Une nouvelle Athènes</text:h>
      <text:p text:style-name="Text_20_body"><text:tab/><text:span text:style-name="T22">Sur les réformes de Clisthènes, txt9 et 10</text:span></text:p>
      <text:h text:style-name="Heading_20_5" text:outline-level="5"><text:tab/><text:span text:style-name="T22">Les institutions</text:span></text:h>
      <text:p text:style-name="Text_20_body"><text:tab/><text:tab/><text:span text:style-name="T22">Le conseil des 500 (</text:span><text:span text:style-name="T9">boulé</text:span><text:span text:style-name="T14">) – tiré au sort </text:span><text:span text:style-name="T15">(pour 1an)</text:span></text:p>
      <text:p text:style-name="P14"><text:tab/><text:tab/>10 stratèges – élus</text:p>
      <text:p text:style-name="P14"><text:tab/><text:tab/>rôle de l'Assemblée (ekklèsia) – ostracisme</text:p>
      <text:p text:style-name="P14"><text:tab/>maintien de l'Aréopage</text:p>
      <text:p text:style-name="P9"><text:span text:style-name="T14"><text:tab/><text:tab/></text:span><text:span text:style-name="T17">2°synoecisme athénien </text:span></text:p>
      <text:p text:style-name="Text_20_body"><text:span text:style-name="T14"><text:tab/><text:tab/></text:span><text:span text:style-name="T16">nouvelle géoraphie po :<text:tab/><text:tab/><text:tab/><text:tab/></text:span></text:p>
      <text:p text:style-name="Text_20_body"><text:span text:style-name="T16"><text:tab/><text:tab/><text:tab/></text:span><text:span text:style-name="T10">dème</text:span><text:span text:style-name="T16"> </text:span><text:span text:style-name="T17">(citée en minature/</text:span><text:span text:style-name="T18">formée de 3 types de zones</text:span><text:span text:style-name="T17">)</text:span></text:p>
      <text:p text:style-name="Text_20_body"><text:span text:style-name="T17"><text:tab/><text:tab/><text:tab/><text:tab/></text:span><text:span text:style-name="T19">brise le gentilisme en place/le démos doit s'imlpiqer</text:span></text:p>
      <text:p text:style-name="Text_20_body"><text:span text:style-name="T16"><text:tab/><text:tab/><text:tab/></text:span><text:span text:style-name="T10">trittytes </text:span><text:span text:style-name="T16">(30)</text:span></text:p>
      <text:p text:style-name="Text_20_body"><text:span text:style-name="T16"><text:tab/><text:tab/><text:tab/></text:span><text:span text:style-name="T10">tribus</text:span><text:span text:style-name="T16"> (10)</text:span></text:p>
      <text:p text:style-name="P15"><text:tab/><text:tab/>L’Attique est divisé en trois grandes zones : </text:p>
      <text:p text:style-name="P10"><text:span text:style-name="T16"><text:tab/><text:tab/></text:span><text:span text:style-name="T11">astu</text:span><text:span text:style-name="T16"> (la ville)</text:span></text:p>
      <text:p text:style-name="P10"><text:span text:style-name="T16"><text:tab/><text:tab/></text:span><text:span text:style-name="T11">paralia</text:span><text:span text:style-name="T16"> (la côte)</text:span></text:p>
      <text:p text:style-name="P10"><text:span text:style-name="T16"><text:tab/><text:tab/></text:span><text:span text:style-name="T11">mésogeia</text:span><text:span text:style-name="T16">, (l’intérieur)</text:span></text:p>
      <text:p text:style-name="P16"/>
      <text:p text:style-name="P11"><text:span text:style-name="T16">4</text:span><text:span text:style-name="T13">80-470 nouvelle façon de nommer citoyens = nom+nom du dème</text:span></text:p>
      <text:p text:style-name="P17"/>
      <text:h text:style-name="Heading_20_5" text:outline-level="5">conclusion</text:h>
      <text:p text:style-name="Text_20_body"><text:tab/><text:span text:style-name="T23">Mystère de Clysthène</text:span></text:p>
      <text:p text:style-name="Text_20_body"><text:tab/><text:span text:style-name="T23">régime po ? <text:s/>Néoterismos (nouveauté et révolution) ?</text:span></text:p>
      <text:p text:style-name="Text_20_body"><text:tab/><text:span text:style-name="T23">Pythie valide nom des tribus = acceptation divine des réformes</text:span></text:p>
      <text:p text:style-name="P12"><text:span text:style-name="T23">ISONOMIE (</text:span>Égalité devant la loi<text:span text:style-name="T24">)</text:span></text:p>
      <text:p text:style-name="P11"><text:tab/>l<text:span text:style-name="T25">e</text:span>s grandes familles dominent tout le Ve s :</text:p>
      <text:p text:style-name="P11"><text:tab/>-Alcméonides (Clisthènes-Périclès-Alcibiade)</text:p>
      <text:p text:style-name="P11"><text:tab/>-Philaïdes (Miltiade-Cim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style:writing-mode="pag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9M21S</meta:editing-duration>
    <meta:editing-cycles>21</meta:editing-cycles>
    <meta:generator>LibreOffice/5.3.6.1$Windows_x86 LibreOffice_project/686f202eff87ef707079aeb7f485847613344eb7</meta:generator>
    <dc:date>2017-10-09T12:19:11.913000000</dc:date>
    <meta:document-statistic meta:table-count="0" meta:image-count="0" meta:object-count="0" meta:page-count="2" meta:paragraph-count="69" meta:word-count="463" meta:character-count="3112" meta:non-whitespace-character-count="2613"/>
    <meta:user-defined meta:name="Info 1"/>
    <meta:user-defined meta:name="Info 2"/>
    <meta:user-defined meta:name="Info 3"/>
    <meta:user-defined meta:name="Info 4"/>
  </office:meta>
</office:document-meta>
</file>